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color="#000000" fo:font-weight="bold" style:font-weight-asian="bold"/>
    </style:style>
    <style:style style:name="P2" style:family="paragraph" style:parent-style-name="Standard">
      <style:text-properties fo:color="#000000"/>
    </style:style>
    <style:style style:name="P3" style:family="paragraph" style:parent-style-name="Listenabsatz" style:list-style-name="L1">
      <style:text-properties fo:color="#000000"/>
    </style:style>
    <style:style style:name="T1" style:family="text">
      <style:text-properties fo:color="#ff95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-Liste für den 30.03.2015</text:p>
      <text:p text:style-name="P2"/>
      <text:list xml:id="list740815418" text:style-name="L1">
        <text:list-item>
          <text:p text:style-name="P3">Review</text:p>
          <text:list>
            <text:list-item>
              <text:p text:style-name="P3">Rückblick auf das letzte Protokoll -&gt; wurden alle offenen Punkte, sofern möglich, erfüllt</text:p>
            </text:list-item>
            <text:list-item>
              <text:p text:style-name="P3">Vorstellung <text:s/>der Ergebnisse die Erarbeitet werden sollten</text:p>
            </text:list-item>
          </text:list>
        </text:list-item>
        <text:list-item>
          <text:p text:style-name="P3">Themeneingrenzung</text:p>
          <text:list>
            <text:list-item>
              <text:p text:style-name="P3">Festlegung der groben Richtung in die wir uns bewegen wollen</text:p>
            </text:list-item>
            <text:list-item>
              <text:p text:style-name="P3">Fachliche Anforderungen festlegen</text:p>
            </text:list-item>
          </text:list>
        </text:list-item>
        <text:list-item>
          <text:p text:style-name="P3">Aufgetretene Fragen bzgl. der zu lesenden Literatur klären</text:p>
        </text:list-item>
        <text:list-item>
          <text:p text:style-name="P3">Referenzarchitektur festlegen</text:p>
          <text:list>
            <text:list-item>
              <text:p text:style-name="P3">Resharper, stylecop? </text:p>
            </text:list-item>
          </text:list>
        </text:list-item>
        <text:list-item>
          <text:p text:style-name="P3">Mehrere Zeitungsartikel zu einem bestimmten Thema raussuchen und bewerten. </text:p>
        </text:list-item>
        <text:list-item>
          <text:p text:style-name="P3">Wikiaufbau (das vom Projekt Lernende Agenten, nicht unser git-Wiki) besprechen</text:p>
        </text:list-item>
        <text:list-item>
          <text:p text:style-name="P3">die nächsten Aufgaben besprechen und vertei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xmlns:loext="urn:org:documentfoundation:names:experimental:office:xmlns:loext:1.0"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dc:description/>
    <dc:subject/>
    <meta:initial-creator>Fabian Reiber</meta:initial-creator>
    <meta:creation-date>2015-03-23T11:22:00Z</meta:creation-date>
    <dc:date>2015-03-28T10:41:46</dc:date>
    <meta:editing-cycles>17</meta:editing-cycles>
    <meta:editing-duration>PT11M13S</meta:editing-duration>
    <dc:creator>hilde </dc:creator>
    <meta:document-statistic meta:table-count="0" meta:image-count="0" meta:object-count="0" meta:page-count="1" meta:paragraph-count="13" meta:word-count="88" meta:character-count="621" meta:non-whitespace-character-count="555"/>
    <meta:template xlink:type="simple" xlink:actuate="onRequest" xlink:title="" xlink:href="Normal.dotm"/>
  </office:meta>
</office:document-meta>
</file>